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6pt" style:text-underline-style="none" style:font-size-asian="26pt" style:font-size-complex="26pt"/>
    </style:style>
    <style:style style:name="P7" style:family="paragraph" style:parent-style-name="Standard">
      <style:paragraph-properties fo:text-align="center" style:justify-single-word="false"/>
      <style:text-properties fo:font-size="26pt" style:text-underline-style="none" style:font-size-asian="26pt" style:font-size-complex="26pt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 style:shadow="none" style:mirror="horizontal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Structures stables</text:p>
      <text:p text:style-name="P1"/>
      <text:p text:style-name="P1"/>
      <text:p text:style-name="P6">Le carré:</text:p>
      <text:p text:style-name="P8"/>
      <text:p text:style-name="P1"><draw:frame draw:style-name="fr1" draw:name="graphics1" text:anchor-type="as-char" svg:width="4.154cm" svg:height="3.658cm" draw:z-index="0"><draw:image xlink:href="http://upload.wikimedia.org/wikipedia/commons/b/ba/JdlV_bloc_4.4.gif" xlink:type="simple" xlink:show="embed" xlink:actuate="onLoad"/></draw:frame> <text:s text:c="2"/></text:p>
      <text:p text:style-name="Standard"/>
      <text:p text:style-name="Standard"/>
      <text:p text:style-name="P6">Le tube:</text:p>
      <text:p text:style-name="Standard"/>
      <text:p text:style-name="P1"><draw:frame draw:style-name="fr2" draw:name="graphics2" text:anchor-type="as-char" svg:width="4.069cm" svg:height="3.805cm" draw:z-index="1"><draw:image xlink:href="http://upload.wikimedia.org/wikipedia/commons/d/d1/JdlV_bloc_4.9.gif" xlink:type="simple" xlink:show="embed" xlink:actuate="onLoad"/></draw:frame> </text:p>
      <text:p text:style-name="Standard"/>
      <text:p text:style-name="Standard"/>
      <text:p text:style-name="P6">Le bâteau:</text:p>
      <text:p text:style-name="Standard"/>
      <text:p text:style-name="P1"><draw:frame draw:style-name="fr2" draw:name="graphics3" text:anchor-type="as-char" svg:width="4.463cm" svg:height="4.087cm" draw:z-index="2"><draw:image xlink:href="http://upload.wikimedia.org/wikipedia/commons/8/85/JdlV_bloc_5.9.gif" xlink:type="simple" xlink:show="embed" xlink:actuate="onLoad"/></draw:frame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Le navire:</text:p>
      <text:p text:style-name="Standard"/>
      <text:p text:style-name="P1"><draw:frame draw:style-name="fr2" draw:name="graphics4" text:anchor-type="as-char" svg:width="4.441cm" svg:height="4.244cm" draw:z-index="3"><draw:image xlink:href="http://upload.wikimedia.org/wikipedia/commons/b/b8/JdlV_bloc_6.9.gif" xlink:type="simple" xlink:show="embed" xlink:actuate="onLoad"/></draw:frame> </text:p>
      <text:p text:style-name="Standard"/>
      <text:p text:style-name="P6">Le serpent:</text:p>
      <text:p text:style-name="P6"/>
      <text:p text:style-name="P3"><text:span text:style-name="T1"><draw:frame draw:style-name="fr1" draw:name="graphics5" text:anchor-type="as-char" svg:width="4.207cm" svg:height="4.143cm" draw:z-index="4"><draw:image xlink:href="http://upload.wikimedia.org/wikipedia/commons/4/4e/JdlV_bloc_6.8.gif" xlink:type="simple" xlink:show="embed" xlink:actuate="onLoad"/></draw:frame></text:span><text:span text:style-name="T1"> </text:span></text:p>
      <text:p text:style-name="P7"/>
      <text:p text:style-name="P7"/>
      <text:p text:style-name="P6">La barge:</text:p>
      <text:p text:style-name="P6"/>
      <text:p text:style-name="P3"><text:span text:style-name="T1"><draw:frame draw:style-name="fr2" draw:name="graphics6" text:anchor-type="as-char" svg:width="4.225cm" svg:height="4.417cm" draw:z-index="5"><draw:image xlink:href="http://upload.wikimedia.org/wikipedia/commons/1/11/JdlV_bloc_6.16.gif" xlink:type="simple" xlink:show="embed" xlink:actuate="onLoad"/></draw:frame></text:span><text:span text:style-name="T1"> </text:span></text:p>
      <text:p text:style-name="P7"/>
      <text:p text:style-name="P7"/>
      <text:p text:style-name="P7"/>
      <text:p text:style-name="P6"><text:soft-page-break/>Le porte-avion:</text:p>
      <text:p text:style-name="P6"/>
      <text:p text:style-name="P3"><text:span text:style-name="T1"><draw:frame draw:style-name="fr1" draw:name="graphics7" text:anchor-type="as-char" svg:width="4.15cm" svg:height="4.131cm" draw:z-index="6"><draw:image xlink:href="http://upload.wikimedia.org/wikipedia/commons/3/39/JdlV_bloc_6.12b.gif" xlink:type="simple" xlink:show="embed" xlink:actuate="onLoad"/></draw:frame></text:span><text:span text:style-name="T1"> </text:span></text:p>
      <text:p text:style-name="P7"/>
      <text:p text:style-name="P7"/>
      <text:p text:style-name="P6">La ruche:</text:p>
      <text:p text:style-name="P6"/>
      <text:p text:style-name="P3"><text:span text:style-name="T1"><draw:frame draw:style-name="fr2" draw:name="graphics8" text:anchor-type="as-char" svg:width="3.888cm" svg:height="3.903cm" draw:z-index="7"><draw:image xlink:href="http://upload.wikimedia.org/wikipedia/commons/d/d5/JdlV_bloc_6.12a.gif" xlink:type="simple" xlink:show="embed" xlink:actuate="onLoad"/></draw:frame></text:span><text:span text:style-name="T1"> </text:span></text:p>
      <text:p text:style-name="P7"/>
      <text:p text:style-name="P7"/>
      <text:p text:style-name="P6">La miche de pain:</text:p>
      <text:p text:style-name="P6"/>
      <text:p text:style-name="P3"><text:span text:style-name="T1"><draw:frame draw:style-name="fr2" draw:name="graphics9" text:anchor-type="as-char" svg:width="3.956cm" svg:height="3.791cm" draw:z-index="8"><draw:image xlink:href="http://upload.wikimedia.org/wikipedia/commons/f/fd/JdlV_bloc_7.16a.gif" xlink:type="simple" xlink:show="embed" xlink:actuate="onLoad"/></draw:frame></text:span><text:span text:style-name="T1"> </text:span></text:p>
      <text:p text:style-name="P7"/>
      <text:p text:style-name="P7"/>
      <text:p text:style-name="P6"><text:soft-page-break/>L'hameçon:</text:p>
      <text:p text:style-name="P6"/>
      <text:p text:style-name="P3"><text:span text:style-name="T1"><draw:frame draw:style-name="fr2" draw:name="graphics10" text:anchor-type="as-char" svg:width="4.237cm" svg:height="3.732cm" draw:z-index="9"><draw:image xlink:href="http://upload.wikimedia.org/wikipedia/commons/2/21/JdlV_bloc_7.16b.gif" xlink:type="simple" xlink:show="embed" xlink:actuate="onLoad"/></draw:frame></text:span><text:span text:style-name="T1"> </text:span></text:p>
      <text:p text:style-name="P7"/>
      <text:p text:style-name="P7"/>
      <text:p text:style-name="P6">Le canoë:</text:p>
      <text:p text:style-name="P6"/>
      <text:p text:style-name="P3"><text:span text:style-name="T1"><draw:frame draw:style-name="fr2" draw:name="graphics11" text:anchor-type="as-char" svg:width="4.35cm" svg:height="3.59cm" draw:z-index="10"><draw:image xlink:href="http://upload.wikimedia.org/wikipedia/commons/1/13/JdlV_bloc_8.25b.gif" xlink:type="simple" xlink:show="embed" xlink:actuate="onLoad"/></draw:frame></text:span><text:span text:style-name="T1"> </text:span></text:p>
      <text:p text:style-name="P7"/>
      <text:p text:style-name="P7"/>
      <text:p text:style-name="P6">La longue barge:</text:p>
      <text:p text:style-name="P6"/>
      <text:p text:style-name="P3"><text:span text:style-name="T1"><draw:frame draw:style-name="fr2" draw:name="graphics12" text:anchor-type="as-char" svg:width="4.165cm" svg:height="3.3cm" draw:z-index="11"><draw:image xlink:href="http://upload.wikimedia.org/wikipedia/commons/6/6d/JdlV_bloc_8.25a.gif" xlink:type="simple" xlink:show="embed" xlink:actuate="onLoad"/></draw:frame></text:span><text:span text:style-name="T1"> </text:span></text:p>
      <text:p text:style-name="P7"/>
      <text:p text:style-name="P7"/>
      <text:p text:style-name="P7"/>
      <text:p text:style-name="P6"><text:soft-page-break/>Le long navire:</text:p>
      <text:p text:style-name="P6"/>
      <text:p text:style-name="P3"><text:span text:style-name="T1"><draw:frame draw:style-name="fr3" draw:name="graphics13" text:anchor-type="as-char" svg:width="3.995cm" svg:height="3.256cm" draw:z-index="28"><draw:image xlink:href="http://upload.wikimedia.org/wikipedia/commons/7/74/JdlV_bloc_8.16b.gif" xlink:type="simple" xlink:show="embed" xlink:actuate="onLoad"/></draw:frame></text:span><text:span text:style-name="T1"> </text:span></text:p>
      <text:p text:style-name="P7"/>
      <text:p text:style-name="P7"/>
      <text:p text:style-name="P6">La mare:</text:p>
      <text:p text:style-name="P6"/>
      <text:p text:style-name="P3"><text:span text:style-name="T1"><draw:frame draw:style-name="fr2" draw:name="graphics14" text:anchor-type="as-char" svg:width="4.117cm" svg:height="3.101cm" draw:z-index="12"><draw:image xlink:href="http://upload.wikimedia.org/wikipedia/commons/5/5e/JdlV_bloc_8.16a.gif" xlink:type="simple" xlink:show="embed" xlink:actuate="onLoad"/></draw:frame></text:span><text:span text:style-name="T1"> </text:span></text:p>
      <text:p text:style-name="P7"/>
      <text:p text:style-name="P7"/>
      <text:p text:style-name="P6">Le long canoë:</text:p>
      <text:p text:style-name="P6"/>
      <text:p text:style-name="P3"><text:span text:style-name="T1"><draw:frame draw:style-name="fr2" draw:name="graphics15" text:anchor-type="as-char" svg:width="4.182cm" svg:height="3.493cm" draw:z-index="13"><draw:image xlink:href="http://upload.wikimedia.org/wikipedia/commons/a/a0/JdlV_bloc_9.36.gif" xlink:type="simple" xlink:show="embed" xlink:actuate="onLoad"/></draw:frame></text:span><text:span text:style-name="T1"> </text:span></text:p>
      <text:p text:style-name="P7"/>
      <text:p text:style-name="P7"/>
      <text:p text:style-name="P7"/>
      <text:p text:style-name="P7"/>
      <text:p text:style-name="P6"><text:soft-page-break/>Le double hameçon:</text:p>
      <text:p text:style-name="P6"/>
      <text:p text:style-name="P3"><text:span text:style-name="T1"><draw:frame draw:style-name="fr2" draw:name="graphics16" text:anchor-type="as-char" svg:width="4.429cm" svg:height="3.593cm" draw:z-index="14"><draw:image xlink:href="http://upload.wikimedia.org/wikipedia/commons/4/4b/JdlV_bloc_11.36.gif" xlink:type="simple" xlink:show="embed" xlink:actuate="onLoad"/></draw:frame></text:span><text:span text:style-name="T1"> </text:span></text:p>
      <text:p text:style-name="P7"/>
      <text:p text:style-name="P7"/>
      <text:p text:style-name="P2">Structures périodiques</text:p>
      <text:p text:style-name="P2"/>
      <text:p text:style-name="P4">Le clignotant:</text:p>
      <text:p text:style-name="P2"><draw:frame draw:style-name="fr2" draw:name="graphics17" text:anchor-type="as-char" svg:width="3.948cm" svg:height="3.63cm" draw:z-index="16"><draw:image xlink:href="http://upload.wikimedia.org/wikipedia/commons/c/c2/2-3_O1.gif" xlink:type="simple" xlink:show="embed" xlink:actuate="onLoad"/></draw:frame></text:p>
      <text:p text:style-name="P2"/>
      <text:p text:style-name="P2"/>
      <text:p text:style-name="P4">La grenouille:</text:p>
      <text:p text:style-name="P4"/>
      <text:p text:style-name="P5"><draw:frame draw:style-name="fr2" draw:name="graphics18" text:anchor-type="as-char" svg:width="3.958cm" svg:height="3.56cm" draw:z-index="17"><draw:image xlink:href="http://upload.wikimedia.org/wikipedia/commons/5/5f/Gol-toad.gif" xlink:type="simple" xlink:show="embed" xlink:actuate="onLoad"/></draw:frame> </text:p>
      <text:p text:style-name="P5"/>
      <text:p text:style-name="P4"><text:soft-page-break/>L'horloge:</text:p>
      <text:p text:style-name="P4"/>
      <text:p text:style-name="P5"><draw:frame draw:style-name="fr4" draw:name="graphics19" text:anchor-type="as-char" svg:y="-2.249cm" svg:width="3.685cm" svg:height="3.408cm" draw:z-index="18"><draw:image xlink:href="http://upload.wikimedia.org/wikipedia/commons/7/7e/JdlV_osc_3.144.gif" xlink:type="simple" xlink:show="embed" xlink:actuate="onLoad"/></draw:frame> </text:p>
      <text:p text:style-name="P5"/>
      <text:p text:style-name="P4"/>
      <text:p text:style-name="P4">Le pentadecathlon:</text:p>
      <text:p text:style-name="P4"/>
      <text:p text:style-name="P4"/>
      <text:p text:style-name="P5"><draw:frame draw:style-name="fr1" draw:name="graphics21" text:anchor-type="as-char" svg:width="3.648cm" svg:height="3.014cm" draw:z-index="20"><draw:image xlink:href="http://upload.wikimedia.org/wikipedia/commons/9/97/JdlV_osc_15.144.gif" xlink:type="simple" xlink:show="embed" xlink:actuate="onLoad"/></draw:frame> </text:p>
      <text:p text:style-name="P4"/>
      <text:p text:style-name="P4"/>
      <text:p text:style-name="P4">La galaxie de Kok:</text:p>
      <text:p text:style-name="P4"/>
      <text:p text:style-name="P4"/>
      <text:p text:style-name="P5"><draw:frame draw:style-name="fr1" draw:name="graphics20" text:anchor-type="as-char" svg:width="3.265cm" svg:height="3.468cm" draw:z-index="19"><draw:image xlink:href="http://upload.wikimedia.org/wikipedia/commons/2/2a/Oscilador8periodos.gif" xlink:type="simple" xlink:show="embed" xlink:actuate="onLoad"/></draw:frame> </text:p>
      <text:p text:style-name="P5"/>
      <text:p text:style-name="P4"/>
      <text:p text:style-name="P4"><text:soft-page-break/>La croix:</text:p>
      <text:p text:style-name="P4"/>
      <text:p text:style-name="P5"><draw:frame draw:style-name="fr1" draw:name="graphics22" text:anchor-type="as-char" svg:width="3.145cm" svg:height="2.813cm" draw:z-index="21"><draw:image xlink:href="http://upload.wikimedia.org/wikipedia/commons/9/94/JdlV_osc_3.100.gif" xlink:type="simple" xlink:show="embed" xlink:actuate="onLoad"/></draw:frame> </text:p>
      <text:p text:style-name="P5"/>
      <text:p text:style-name="P4">L'octogone:</text:p>
      <text:p text:style-name="P4"/>
      <text:p text:style-name="P5"><draw:frame draw:style-name="fr1" draw:name="graphics23" text:anchor-type="as-char" svg:width="3.268cm" svg:height="3.256cm" draw:z-index="22"><draw:image xlink:href="http://upload.wikimedia.org/wikipedia/commons/1/17/JdlV_osc_5.64.gif" xlink:type="simple" xlink:show="embed" xlink:actuate="onLoad"/></draw:frame> </text:p>
      <text:p text:style-name="P5"/>
      <text:p text:style-name="P4">La fontaine:</text:p>
      <text:p text:style-name="P4"/>
      <text:p text:style-name="P5"><draw:frame draw:style-name="fr1" draw:name="graphics24" text:anchor-type="as-char" svg:width="3.221cm" svg:height="3.083cm" draw:z-index="23"><draw:image xlink:href="http://upload.wikimedia.org/wikipedia/commons/f/f1/JdlV_osc_5.56.gif" xlink:type="simple" xlink:show="embed" xlink:actuate="onLoad"/></draw:frame> </text:p>
      <text:p text:style-name="P5"/>
      <text:p text:style-name="P4">La diagonale:</text:p>
      <text:p text:style-name="P4"/>
      <text:p text:style-name="P5"><draw:frame draw:style-name="fr1" draw:name="graphics25" text:anchor-type="as-char" svg:width="3.032cm" svg:height="2.99cm" draw:z-index="24"><draw:image xlink:href="http://upload.wikimedia.org/wikipedia/commons/f/fe/JdlV_osc_5.156.gif" xlink:type="simple" xlink:show="embed" xlink:actuate="onLoad"/></draw:frame> </text:p>
      <text:p text:style-name="P5"/>
      <text:p text:style-name="P5"><text:soft-page-break/></text:p>
      <text:p text:style-name="P2">VAISSAUX</text:p>
      <text:p text:style-name="P2"/>
      <text:p text:style-name="P4">Planeur:</text:p>
      <text:p text:style-name="P4"/>
      <text:p text:style-name="P4"/>
      <text:p text:style-name="P5"><draw:frame draw:style-name="fr1" draw:name="graphics27" text:anchor-type="as-char" svg:width="3.893cm" svg:height="3.385cm" draw:z-index="25"><draw:image xlink:href="http://upload.wikimedia.org/wikipedia/commons/thumb/4/45/Glider.svg/55px-Glider.svg.png" xlink:type="simple" xlink:show="embed" xlink:actuate="onLoad"/></draw:frame> </text:p>
      <text:p text:style-name="P5"/>
      <text:p text:style-name="P4">Lwss:</text:p>
      <text:p text:style-name="P4"/>
      <text:p text:style-name="P5"><draw:frame draw:style-name="fr1" draw:name="graphics28" text:anchor-type="as-char" svg:width="3.404cm" svg:height="3.013cm" draw:z-index="26"><draw:image xlink:href="http://upload.wikimedia.org/wikipedia/commons/d/d2/LWSS.png" xlink:type="simple" xlink:show="embed" xlink:actuate="onLoad"/></draw:frame> </text:p>
      <text:p text:style-name="P5"/>
      <text:p text:style-name="P4">Hwss:</text:p>
      <text:p text:style-name="P4"/>
      <text:p text:style-name="P5"><draw:frame draw:style-name="fr1" draw:name="graphics29" text:anchor-type="as-char" svg:width="3.156cm" svg:height="2.845cm" draw:z-index="27"><draw:image xlink:href="http://upload.wikimedia.org/wikipedia/commons/3/3b/HWSS_fixe.jpg" xlink:type="simple" xlink:show="embed" xlink:actuate="onLoad"/></draw:frame> </text:p>
      <text:p text:style-name="P5"/>
      <text:p text:style-name="P4"/>
      <text:p text:style-name="P4"><text:soft-page-break/>Le canon:</text:p>
      <text:p text:style-name="P4"/>
      <text:p text:style-name="P5"><draw:frame draw:style-name="fr2" draw:name="graphics30" text:anchor-type="as-char" svg:width="16.14cm" svg:height="4.736cm" draw:z-index="15"><draw:image xlink:href="http://math.pc.vh.free.fr/divers/life/graphics/gosper-gun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e AUDA</meta:initial-creator>
    <meta:creation-date>2015-01-14T01:08:02.64</meta:creation-date>
    <dc:date>2015-01-15T23:48:06.73</dc:date>
    <dc:creator>alexandre AUDA</dc:creator>
    <meta:editing-duration>PT5H27M57S</meta:editing-duration>
    <meta:editing-cycles>7</meta:editing-cycles>
    <meta:generator>OpenOffice/4.1.1$Win32 OpenOffice.org_project/411m6$Build-9775</meta:generator>
    <meta:document-statistic meta:table-count="0" meta:image-count="29" meta:object-count="0" meta:page-count="10" meta:paragraph-count="61" meta:word-count="65" meta:character-count="441"/>
  </office:meta>
</office:document-meta>
</file>